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</office:automatic-styles>
  <office:body>
    <office:text text:use-soft-page-breaks="true">
      <text:p text:style-name="P1">SQL – scripts..</text:p>
      <text:p text:style-name="P2"/>
      <text:p text:style-name="P3"/>
      <text:p text:style-name="P4"/>
      <text:p text:style-name="P5">PartMapper.java</text:p>
      <text:p text:style-name="P6"/>
      <text:p text:style-name="P7">removePart</text:p>
      <text:p text:style-name="P8">delete from Part where partId = ?;</text:p>
      <text:p text:style-name="P9"/>
      <text:p text:style-name="P10">addPart</text:p>
      <text:p text:style-name="P11">insert into Part (type, category, unitname, descript, typeCategory) values (?,?,?,?,?);</text:p>
      <text:p text:style-name="P12"/>
      <text:p text:style-name="P13">getTypeCategory</text:p>
      <text:p text:style-name="P14">select * from Part where typeCategory = ?;</text:p>
      <text:p text:style-name="P15"/>
      <text:p text:style-name="P16">getWoodParts</text:p>
      <text:p text:style-name="P17">select * from Part where category = ?;</text:p>
      <text:p text:style-name="P18"/>
      <text:p text:style-name="P19">getRoofParts</text:p>
      <text:p text:style-name="P20">select * from Part where category = ?;</text:p>
      <text:p text:style-name="P21"/>
      <text:p text:style-name="P22">getMiscParts</text:p>
      <text:p text:style-name="P23">select * from Part where category = ?;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SvgMapper.java</text:p>
      <text:p text:style-name="P31"/>
      <text:p text:style-name="P32">getCustomerSvgs</text:p>
      <text:p text:style-name="P33">select * from Svg where customerId = ?;</text:p>
      <text:p text:style-name="P34"/>
      <text:p text:style-name="P35">removeSvgDrawing</text:p>
      <text:p text:style-name="P36">delete from Svg where svgId = ?;</text:p>
      <text:p text:style-name="P37"/>
      <text:p text:style-name="P38">removeDrawing</text:p>
      <text:p text:style-name="P39">delete from Svg (customerId, svgImage) values (?, ?);</text:p>
      <text:p text:style-name="P40"/>
      <text:p text:style-name="P41">saveDrawing</text:p>
      <text:p text:style-name="P42">insert into Svg (customerId, svgImage) values (?, ?);</text:p>
      <text:p text:style-name="P43"/>
      <text:p text:style-name="P44">changeStatusOnSvg</text:p>
      <text:p text:style-name="P45">update Svg<text:s/>set status = ? where svgId = ?;</text:p>
      <text:p text:style-name="P46"/>
      <text:p text:style-name="P47">getAllSvgsWithCustomer</text:p>
      <text:p text:style-name="P48">select * from Svg where customerId = ?;</text:p>
      <text:p text:style-name="P49"/>
      <text:p text:style-name="P50">getSvgDrawingWithSvgId</text:p>
      <text:p text:style-name="P51">select * from Svg where svgId = ?;</text:p>
      <text:p text:style-name="P52"/>
      <text:p text:style-name="P53">getCustomerSvgWithStatus</text:p>
      <text:p text:style-name="P54">select * from Svg where customerId = ? &amp;&amp; status = ?;</text:p>
      <text:p text:style-name="P55"/>
      <text:p text:style-name="P56">getAllSvgWithStatus</text:p>
      <text:p text:style-name="P57">select * from Svg where status = ?;</text:p>
      <text:p text:style-name="P58"/>
      <text:p text:style-name="P59"/>
      <text:soft-page-break/>
      <text:p text:style-name="P60">UserMapper.Java</text:p>
      <text:p text:style-name="P61"/>
      <text:p text:style-name="P62">validateCustomer</text:p>
      <text:p text:style-name="P63">select * from Customer where userEmail = ? &amp;&amp; password = ?;</text:p>
      <text:p text:style-name="P64"/>
      <text:p text:style-name="P65">validateAdmin</text:p>
      <text:p text:style-name="P66">select * from FogUser where empEmail = ? &amp;&amp; password = ?;</text:p>
      <text:p text:style-name="P67"/>
      <text:p text:style-name="P68">insertUser</text:p>
      <text:p text:style-name="P69">insert into Customer (userName,<text:s/>userLastname, userAddress, userZip, userCity, userPhone, userEmail, password) values (?,?,?,?,?,?,?,?);</text:p>
      <text:p text:style-name="P70"/>
      <text:p text:style-name="P71"/>
      <text:p text:style-name="P72"/>
      <text:p text:style-name="P73"/>
      <text:p text:style-name="Normal">De burde alle være med.<text:s/>Tror ikke jeg har glemt nogen.<text:s/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r Vestersgaard-Andersen</meta:initial-creator>
    <dc:creator>Per Vestersgaard-Andersen</dc:creator>
    <meta:creation-date>2017-05-24T19:21:00Z</meta:creation-date>
    <dc:date>2017-05-25T01:28:00Z</dc:date>
    <meta:template xlink:href="Normal" xlink:type="simple"/>
    <meta:editing-cycles>2</meta:editing-cycles>
    <meta:editing-duration>PT15540S</meta:editing-duration>
    <meta:document-statistic meta:page-count="3" meta:paragraph-count="2" meta:word-count="192" meta:character-count="1364" meta:row-count="9" meta:non-whitespace-character-count="1174"/>
  </office:meta>
</office:document-meta>
</file>